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0146be" officeooo:paragraph-rsid="001b9aa3"/>
    </style:style>
    <style:style style:name="P5" style:family="paragraph" style:parent-style-name="Standard">
      <style:text-properties officeooo:rsid="0014f2dd" officeooo:paragraph-rsid="0014f2dd"/>
    </style:style>
    <style:style style:name="P6" style:family="paragraph" style:parent-style-name="Standard">
      <style:text-properties officeooo:rsid="00171f04" officeooo:paragraph-rsid="00171f04"/>
    </style:style>
    <style:style style:name="P7" style:family="paragraph" style:parent-style-name="Standard">
      <style:text-properties officeooo:rsid="001dd79e" officeooo:paragraph-rsid="001dd79e"/>
    </style:style>
    <style:style style:name="P8" style:family="paragraph" style:parent-style-name="Standard">
      <style:text-properties officeooo:rsid="00062318" officeooo:paragraph-rsid="0022de25"/>
    </style:style>
    <style:style style:name="P9" style:family="paragraph" style:parent-style-name="Standard">
      <style:text-properties officeooo:paragraph-rsid="001935c0"/>
    </style:style>
    <style:style style:name="P10" style:family="paragraph" style:parent-style-name="Standard">
      <style:text-properties officeooo:rsid="00285be3" officeooo:paragraph-rsid="00285be3"/>
    </style:style>
    <style:style style:name="P11" style:family="paragraph" style:parent-style-name="Standard">
      <style:text-properties officeooo:paragraph-rsid="002a1628"/>
    </style:style>
    <style:style style:name="P12" style:family="paragraph" style:parent-style-name="Standard">
      <style:text-properties officeooo:paragraph-rsid="002c2056"/>
    </style:style>
    <style:style style:name="P13" style:family="paragraph" style:parent-style-name="Standard">
      <style:text-properties officeooo:rsid="001b9aa3" officeooo:paragraph-rsid="001b9aa3"/>
    </style:style>
    <style:style style:name="P14" style:family="paragraph" style:parent-style-name="Standard">
      <style:text-properties officeooo:rsid="0034fb37" officeooo:paragraph-rsid="0034fb37"/>
    </style:style>
    <style:style style:name="P15" style:family="paragraph" style:parent-style-name="Standard">
      <style:text-properties officeooo:paragraph-rsid="0036671e"/>
    </style:style>
    <style:style style:name="P16" style:family="paragraph" style:parent-style-name="Standard">
      <style:text-properties officeooo:rsid="0003bab5" officeooo:paragraph-rsid="0003bab5"/>
    </style:style>
    <style:style style:name="P17" style:family="paragraph" style:parent-style-name="Standard">
      <style:text-properties officeooo:paragraph-rsid="00378e62"/>
    </style:style>
    <style:style style:name="P18" style:family="paragraph" style:parent-style-name="Standard">
      <style:text-properties officeooo:paragraph-rsid="004217bc"/>
    </style:style>
    <style:style style:name="P19" style:family="paragraph" style:parent-style-name="Standard">
      <style:text-properties officeooo:paragraph-rsid="0049a9a6"/>
    </style:style>
    <style:style style:name="P20" style:family="paragraph" style:parent-style-name="Standard">
      <style:text-properties officeooo:paragraph-rsid="0054f73b"/>
    </style:style>
    <style:style style:name="P21" style:family="paragraph" style:parent-style-name="Preformatted_20_Text">
      <style:text-properties officeooo:rsid="0003bab5" officeooo:paragraph-rsid="0003bab5"/>
    </style:style>
    <style:style style:name="P22" style:family="paragraph" style:parent-style-name="Preformatted_20_Text">
      <style:text-properties officeooo:paragraph-rsid="000a9745"/>
    </style:style>
    <style:style style:name="P23" style:family="paragraph" style:parent-style-name="Preformatted_20_Text">
      <style:text-properties officeooo:rsid="000a9745" officeooo:paragraph-rsid="000a9745"/>
    </style:style>
    <style:style style:name="P24" style:family="paragraph" style:parent-style-name="Preformatted_20_Text">
      <style:text-properties officeooo:paragraph-rsid="0003bab5"/>
    </style:style>
    <style:style style:name="P25" style:family="paragraph" style:parent-style-name="Text_20_body">
      <style:text-properties officeooo:rsid="0014f2dd" officeooo:paragraph-rsid="0014f2dd"/>
    </style:style>
    <style:style style:name="P26" style:family="paragraph" style:parent-style-name="Text_20_body">
      <style:text-properties officeooo:paragraph-rsid="00222a12"/>
    </style:style>
    <style:style style:name="P27" style:family="paragraph" style:parent-style-name="Text_20_body">
      <style:text-properties officeooo:paragraph-rsid="0022de25"/>
    </style:style>
    <style:style style:name="P28" style:family="paragraph" style:parent-style-name="Text_20_body">
      <style:text-properties officeooo:paragraph-rsid="002e15ef"/>
    </style:style>
    <style:style style:name="P29" style:family="paragraph" style:parent-style-name="Text_20_body">
      <style:text-properties officeooo:paragraph-rsid="00378e62"/>
    </style:style>
    <style:style style:name="P30" style:family="paragraph" style:parent-style-name="Text_20_body">
      <style:text-properties officeooo:paragraph-rsid="003af429"/>
    </style:style>
    <style:style style:name="P31" style:family="paragraph" style:parent-style-name="Text_20_body">
      <style:text-properties officeooo:paragraph-rsid="0041162a"/>
    </style:style>
    <style:style style:name="P32" style:family="paragraph" style:parent-style-name="Text_20_body">
      <style:text-properties officeooo:paragraph-rsid="00389860"/>
    </style:style>
    <style:style style:name="P33" style:family="paragraph" style:parent-style-name="Text_20_body">
      <style:text-properties officeooo:paragraph-rsid="005298eb"/>
    </style:style>
    <style:style style:name="P34" style:family="paragraph" style:parent-style-name="Text_20_body">
      <style:text-properties officeooo:rsid="005298eb" officeooo:paragraph-rsid="005298eb"/>
    </style:style>
    <style:style style:name="P35" style:family="paragraph" style:parent-style-name="Text_20_body">
      <style:text-properties officeooo:paragraph-rsid="00565690"/>
    </style:style>
    <style:style style:name="P36" style:family="paragraph" style:parent-style-name="Title">
      <style:paragraph-properties fo:break-before="page"/>
    </style:style>
    <style:style style:name="P37" style:family="paragraph" style:parent-style-name="Preformatted_20_Text">
      <style:paragraph-properties fo:margin-top="0cm" fo:margin-bottom="0.499cm" loext:contextual-spacing="false"/>
      <style:text-properties officeooo:rsid="000c5360" officeooo:paragraph-rsid="000c5360"/>
    </style:style>
    <style:style style:name="P38" style:family="paragraph" style:parent-style-name="Table_20_Contents">
      <style:text-properties officeooo:rsid="0014f2dd" officeooo:paragraph-rsid="0014f2dd"/>
    </style:style>
    <style:style style:name="P39" style:family="paragraph" style:parent-style-name="Table_20_Contents">
      <style:text-properties officeooo:rsid="00171f04" officeooo:paragraph-rsid="00171f04"/>
    </style:style>
    <style:style style:name="P4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4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42" style:family="paragraph" style:parent-style-name="Comanddos">
      <style:text-properties officeooo:paragraph-rsid="0041162a"/>
    </style:style>
    <style:style style:name="P43" style:family="paragraph" style:parent-style-name="Comanddos">
      <style:text-properties officeooo:paragraph-rsid="004bd3f3"/>
    </style:style>
    <style:style style:name="P44" style:family="paragraph" style:parent-style-name="Comanddos">
      <style:text-properties officeooo:paragraph-rsid="004c60e6"/>
    </style:style>
    <style:style style:name="P45" style:family="paragraph" style:parent-style-name="Standard">
      <style:paragraph-properties fo:text-align="justify" style:justify-single-word="false"/>
      <style:text-properties officeooo:rsid="00171f04" officeooo:paragraph-rsid="00171f04"/>
    </style:style>
    <style:style style:name="P46" style:family="paragraph" style:parent-style-name="Standard">
      <style:paragraph-properties fo:text-align="justify" style:justify-single-word="false"/>
      <style:text-properties officeooo:rsid="001935c0" officeooo:paragraph-rsid="001935c0"/>
    </style:style>
    <style:style style:name="P47" style:family="paragraph" style:parent-style-name="Text_20_body">
      <style:text-properties officeooo:paragraph-rsid="0057d3f9"/>
    </style:style>
    <style:style style:name="P48" style:family="paragraph" style:parent-style-name="Text_20_body">
      <style:text-properties officeooo:paragraph-rsid="0058d95b"/>
    </style:style>
    <style:style style:name="P49" style:family="paragraph" style:parent-style-name="Text_20_body">
      <style:text-properties officeooo:paragraph-rsid="0058fa79"/>
    </style:style>
    <style:style style:name="P50" style:family="paragraph" style:parent-style-name="Text_20_body">
      <style:text-properties officeooo:paragraph-rsid="00599ace"/>
    </style:style>
    <style:style style:name="P51" style:family="paragraph" style:parent-style-name="Text_20_body">
      <style:text-properties officeooo:paragraph-rsid="005b2511"/>
    </style:style>
    <style:style style:name="P52" style:family="paragraph" style:parent-style-name="Text_20_body">
      <style:text-properties officeooo:paragraph-rsid="005e5aa7"/>
    </style:style>
    <style:style style:name="P53" style:family="paragraph" style:parent-style-name="Text_20_body">
      <style:text-properties officeooo:paragraph-rsid="0061cc67"/>
    </style:style>
    <style:style style:name="P54" style:family="paragraph" style:parent-style-name="Text_20_body">
      <style:text-properties officeooo:paragraph-rsid="00634c8b"/>
    </style:style>
    <style:style style:name="P55" style:family="paragraph" style:parent-style-name="Text_20_body">
      <style:text-properties officeooo:paragraph-rsid="00637ae4"/>
    </style:style>
    <style:style style:name="P56" style:family="paragraph" style:parent-style-name="Text_20_body">
      <style:text-properties officeooo:paragraph-rsid="0064fbb0"/>
    </style:style>
    <style:style style:name="P57" style:family="paragraph" style:parent-style-name="Text_20_body">
      <style:text-properties officeooo:paragraph-rsid="0065e333"/>
    </style:style>
    <style:style style:name="P58" style:family="paragraph" style:parent-style-name="Text_20_body">
      <style:text-properties officeooo:paragraph-rsid="00670016"/>
    </style:style>
    <style:style style:name="P59" style:family="paragraph" style:parent-style-name="Text_20_body">
      <style:text-properties officeooo:paragraph-rsid="006849c0"/>
    </style:style>
    <style:style style:name="P60" style:family="paragraph" style:parent-style-name="Text_20_body">
      <style:text-properties officeooo:paragraph-rsid="00699369"/>
    </style:style>
    <style:style style:name="P61" style:family="paragraph" style:parent-style-name="Text_20_body">
      <style:text-properties officeooo:paragraph-rsid="006a187c"/>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Heading_20_2">
      <style:text-properties officeooo:rsid="001935c0"/>
    </style:style>
    <style:style style:name="P64" style:family="paragraph" style:parent-style-name="Heading_20_2" style:list-style-name="">
      <style:text-properties officeooo:paragraph-rsid="0041162a"/>
    </style:style>
    <style:style style:name="P65" style:family="paragraph" style:parent-style-name="Heading_20_2">
      <style:text-properties officeooo:paragraph-rsid="006ca837"/>
    </style:style>
    <style:style style:name="P66" style:family="paragraph" style:parent-style-name="Heading_20_2">
      <style:paragraph-properties fo:break-before="page"/>
      <style:text-properties officeooo:paragraph-rsid="0041162a"/>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manddos">
      <style:text-properties officeooo:rsid="0055be18" officeooo:paragraph-rsid="00565690"/>
    </style:style>
    <style:style style:name="P69" style:family="paragraph" style:parent-style-name="Comanddos">
      <style:text-properties officeooo:paragraph-rsid="00599ace"/>
    </style:style>
    <style:style style:name="P70" style:family="paragraph">
      <loext:graphic-properties draw:fill="none" draw:fill-color="#ffffff"/>
      <style:text-properties fo:font-size="12pt" style:font-size-asian="10pt" style:font-size-complex="10pt"/>
    </style:style>
    <style:style style:name="P71" style:family="paragraph">
      <loext:graphic-properties draw:fill="none" draw:fill-color="#ffffff"/>
      <style:text-properties fo:font-size="10pt" style:font-size-asian="10pt" style:font-size-complex="10pt"/>
    </style:style>
    <style:style style:name="P72"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56353"/>
    </style:style>
    <style:style style:name="T16" style:family="text">
      <style:text-properties officeooo:rsid="00268373"/>
    </style:style>
    <style:style style:name="T17" style:family="text">
      <style:text-properties officeooo:rsid="002a1628"/>
    </style:style>
    <style:style style:name="T18" style:family="text">
      <style:text-properties officeooo:rsid="002ac38f"/>
    </style:style>
    <style:style style:name="T19" style:family="text">
      <style:text-properties officeooo:rsid="002ac8fc"/>
    </style:style>
    <style:style style:name="T20" style:family="text">
      <style:text-properties officeooo:rsid="002c2056"/>
    </style:style>
    <style:style style:name="T21" style:family="text">
      <style:text-properties officeooo:rsid="002ce249"/>
    </style:style>
    <style:style style:name="T22" style:family="text">
      <style:text-properties officeooo:rsid="002ec7ff"/>
    </style:style>
    <style:style style:name="T23" style:family="text">
      <style:text-properties officeooo:rsid="0036671e"/>
    </style:style>
    <style:style style:name="T24" style:family="text">
      <style:text-properties officeooo:rsid="003af429"/>
    </style:style>
    <style:style style:name="T25" style:family="text">
      <style:text-properties fo:font-weight="bold" style:font-weight-asian="bold" style:font-weight-complex="bold"/>
    </style:style>
    <style:style style:name="T26" style:family="text">
      <style:text-properties fo:font-weight="bold" officeooo:rsid="003af429" style:font-weight-asian="bold" style:font-weight-complex="bold"/>
    </style:style>
    <style:style style:name="T27" style:family="text">
      <style:text-properties fo:font-weight="bold" officeooo:rsid="003bb068" style:font-weight-asian="bold" style:font-weight-complex="bold"/>
    </style:style>
    <style:style style:name="T28" style:family="text">
      <style:text-properties fo:font-weight="bold" officeooo:rsid="00565690" style:font-weight-asian="bold" style:font-weight-complex="bold"/>
    </style:style>
    <style:style style:name="T29" style:family="text">
      <style:text-properties fo:font-weight="bold" officeooo:rsid="0058fa79" style:font-weight-asian="bold" style:font-weight-complex="bold"/>
    </style:style>
    <style:style style:name="T30" style:family="text">
      <style:text-properties fo:font-weight="bold" officeooo:rsid="0065e333" style:font-weight-asian="bold" style:font-weight-complex="bold"/>
    </style:style>
    <style:style style:name="T31" style:family="text">
      <style:text-properties fo:font-weight="bold" officeooo:rsid="00699369" style:font-weight-asian="bold" style:font-weight-complex="bold"/>
    </style:style>
    <style:style style:name="T3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3" style:family="text">
      <style:text-properties officeooo:rsid="003bb068"/>
    </style:style>
    <style:style style:name="T34" style:family="text">
      <style:text-properties officeooo:rsid="00285be3"/>
    </style:style>
    <style:style style:name="T35" style:family="text">
      <style:text-properties fo:font-style="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146be" style:font-style-asian="italic" style:font-weight-asian="bold" style:font-style-complex="italic" style:font-weight-complex="bold"/>
    </style:style>
    <style:style style:name="T38" style:family="text">
      <style:text-properties fo:font-style="italic" fo:font-weight="bold" officeooo:rsid="005e4037" style:font-style-asian="italic" style:font-weight-asian="bold" style:font-style-complex="italic" style:font-weight-complex="bold"/>
    </style:style>
    <style:style style:name="T39" style:family="text">
      <style:text-properties fo:font-size="12pt" fo:font-style="italic" fo:font-weight="bold" style:font-size-asian="12pt" style:font-style-asian="italic" style:font-weight-asian="bold" style:font-size-complex="12pt" style:font-style-complex="italic" style:font-weight-complex="bold"/>
    </style:style>
    <style:style style:name="T40" style:family="text">
      <style:text-properties officeooo:rsid="004217bc"/>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4217bc" style:font-weight-asian="bold" style:font-weight-complex="bold"/>
    </style:style>
    <style:style style:name="T43" style:family="text">
      <style:text-properties style:text-underline-style="solid" style:text-underline-width="auto" style:text-underline-color="font-color" fo:font-weight="bold" officeooo:rsid="00285be3" style:font-weight-asian="bold" style:font-weight-complex="bold"/>
    </style:style>
    <style:style style:name="T44" style:family="text">
      <style:text-properties officeooo:rsid="004440fd"/>
    </style:style>
    <style:style style:name="T45" style:family="text">
      <style:text-properties officeooo:rsid="004bd3f3"/>
    </style:style>
    <style:style style:name="T46" style:family="text">
      <style:text-properties fo:language="es" fo:country="ES"/>
    </style:style>
    <style:style style:name="T47" style:family="text">
      <style:text-properties fo:language="es" fo:country="ES" officeooo:rsid="004dc48a"/>
    </style:style>
    <style:style style:name="T48" style:family="text">
      <style:text-properties fo:language="es" fo:country="ES" officeooo:rsid="0054f73b"/>
    </style:style>
    <style:style style:name="T49" style:family="text">
      <style:text-properties fo:language="es" fo:country="ES" officeooo:rsid="005e4037"/>
    </style:style>
    <style:style style:name="T50"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1"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2" style:family="text">
      <style:text-properties officeooo:rsid="005298eb"/>
    </style:style>
    <style:style style:name="T53" style:family="text">
      <style:text-properties officeooo:rsid="00565690"/>
    </style:style>
    <style:style style:name="T54" style:family="text">
      <style:text-properties officeooo:rsid="0057d3f9"/>
    </style:style>
    <style:style style:name="T55" style:family="text">
      <style:text-properties officeooo:rsid="0058d95b"/>
    </style:style>
    <style:style style:name="T56" style:family="text">
      <style:text-properties officeooo:rsid="0058fa79"/>
    </style:style>
    <style:style style:name="T57" style:family="text">
      <style:text-properties officeooo:rsid="005b2511"/>
    </style:style>
    <style:style style:name="T58" style:family="text">
      <style:text-properties fo:font-size="6pt" style:font-size-asian="5.25pt" style:font-size-complex="6pt"/>
    </style:style>
    <style:style style:name="T59" style:family="text">
      <style:text-properties officeooo:rsid="005e5aa7"/>
    </style:style>
    <style:style style:name="T60" style:family="text">
      <style:text-properties officeooo:rsid="00637ae4"/>
    </style:style>
    <style:style style:name="T61" style:family="text">
      <style:text-properties officeooo:rsid="0064fbb0"/>
    </style:style>
    <style:style style:name="T62" style:family="text">
      <style:text-properties officeooo:rsid="0065e333"/>
    </style:style>
    <style:style style:name="T63" style:family="text">
      <style:text-properties officeooo:rsid="00670016"/>
    </style:style>
    <style:style style:name="T64" style:family="text">
      <style:text-properties officeooo:rsid="00699369"/>
    </style:style>
    <style:style style:name="T65" style:family="text">
      <style:text-properties fo:font-weight="normal" officeooo:rsid="00699369" style:font-weight-asian="normal" style:font-weight-complex="normal"/>
    </style:style>
    <style:style style:name="T66" style:family="text">
      <style:text-properties officeooo:rsid="006a187c"/>
    </style:style>
    <style:style style:name="T67" style:family="text">
      <style:text-properties officeooo:rsid="006ca837"/>
    </style:style>
    <style:style style:name="T68" style:family="text">
      <style:text-properties fo:font-size="10pt" style:font-size-asian="10pt" style:font-size-complex="10pt"/>
    </style:style>
    <style:style style:name="T69"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70" style:family="text">
      <style:text-properties fo:font-size="10pt" fo:font-style="italic" style:font-size-asian="10pt" style:font-style-asian="italic" style:font-size-complex="10pt" style:font-style-complex="italic"/>
    </style:style>
    <style:style style:name="T71" style:family="text">
      <style:text-properties style:font-name="Liberation Sans1" fo:font-size="10pt" style:font-size-asian="10pt" style:font-size-complex="10pt"/>
    </style:style>
    <style:style style:name="T72"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4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7"><text:a xlink:type="simple" xlink:href="#__RefHeading___Toc766_245026740" text:style-name="Index_20_Link" text:visited-style-name="Index_20_Link">1.0.0 - Configuración de CENTOS 7.2<text:tab/>2</text:a></text:p>
          <text:p text:style-name="P62"><text:a xlink:type="simple" xlink:href="#__RefHeading___Toc777_245026740" text:style-name="Index_20_Link" text:visited-style-name="Index_20_Link">1.1.0 - Configurar Red<text:tab/>2</text:a></text:p>
          <text:p text:style-name="P62"><text:a xlink:type="simple" xlink:href="#__RefHeading___Toc770_245026740" text:style-name="Index_20_Link" text:visited-style-name="Index_20_Link">1.1.1 – Chequeo de comunicación y actualización de soft<text:tab/>3</text:a></text:p>
          <text:p text:style-name="P62"><text:a xlink:type="simple" xlink:href="#__RefHeading___Toc866_383831560" text:style-name="Index_20_Link" text:visited-style-name="Index_20_Link">1.2.1 – Cambiamos el nombre del equipo<text:tab/>3</text:a></text:p>
          <text:p text:style-name="P62"><text:a xlink:type="simple" xlink:href="#__RefHeading___Toc870_383831560" text:style-name="Index_20_Link" text:visited-style-name="Index_20_Link">1.3.1 – Resolución de IP, Gateway, Hostname y DNS<text:tab/>4</text:a></text:p>
          <text:p text:style-name="P62"><text:a xlink:type="simple" xlink:href="#__RefHeading___Toc900_164111168" text:style-name="Index_20_Link" text:visited-style-name="Index_20_Link">1.4.1 – Instalación ntpd<text:tab/>4</text:a></text:p>
          <text:p text:style-name="P62"><text:a xlink:type="simple" xlink:href="#__RefHeading___Toc904_164111168" text:style-name="Index_20_Link" text:visited-style-name="Index_20_Link">1.4.2 – Configuración ntpd<text:tab/>4</text:a></text:p>
          <text:p text:style-name="P62"><text:a xlink:type="simple" xlink:href="#__RefHeading___Toc906_164111168" text:style-name="Index_20_Link" text:visited-style-name="Index_20_Link">1.5.1 – Configuración ssh<text:tab/>5</text:a></text:p>
          <text:p text:style-name="P67"><text:a xlink:type="simple" xlink:href="#__RefHeading___Toc912_164111168" text:style-name="Index_20_Link" text:visited-style-name="Index_20_Link">2.0.0 – Instalación del Software de Cluster<text:tab/>5</text:a></text:p>
          <text:p text:style-name="P62"><text:a xlink:type="simple" xlink:href="#__RefHeading___Toc663_999924962" text:style-name="Index_20_Link" text:visited-style-name="Index_20_Link">2.1.0 – Configuración Firewall<text:tab/>6</text:a></text:p>
          <text:p text:style-name="P62"><text:a xlink:type="simple" xlink:href="#__RefHeading___Toc665_999924962" text:style-name="Index_20_Link" text:visited-style-name="Index_20_Link">2.2.0 – Iniciando pcs<text:tab/>6</text:a></text:p>
          <text:p text:style-name="P62"><text:a xlink:type="simple" xlink:href="#__RefHeading___Toc924_1486652563" text:style-name="Index_20_Link" text:visited-style-name="Index_20_Link">2.3.0 - Configuración CoroSyn<text:tab/>7</text:a></text:p>
          <text:p text:style-name="P62"><text:a xlink:type="simple" xlink:href="#__RefHeading___Toc985_1462296093" text:style-name="Index_20_Link" text:visited-style-name="Index_20_Link">2.3.1 - Generar y sincronizar la configuración de CoroSync<text:tab/>7</text:a></text:p>
          <text:p text:style-name="P62"><text:a xlink:type="simple" xlink:href="#__RefHeading___Toc987_1462296093" text:style-name="Index_20_Link" text:visited-style-name="Index_20_Link">2.3.2 – Deshabilitar stonith<text:tab/>9</text:a></text:p>
          <text:p text:style-name="P67"><text:a xlink:type="simple" xlink:href="#__RefHeading___Toc989_1462296093" text:style-name="Index_20_Link" text:visited-style-name="Index_20_Link">3.0.0 – Agregar recursos al Cluster<text:tab/>9</text:a></text:p>
        </text:index-body>
      </text:table-of-content>
      <text:p text:style-name="Title"/>
      <text:p text:style-name="P36">Manual de Instalación y Configuración de Cluster</text:p>
      <text:p text:style-name="P1"/>
      <text:p text:style-name="P2"><text:span text:style-name="T7">en Centos 7, </text:span>PaceMaker y <text:span text:style-name="T1">CoroSync</text:span></text:p>
      <text:p text:style-name="P1"/>
      <text:h text:style-name="Heading_20_1" text:outline-level="1"><text:bookmark-start text:name="__RefHeading___Toc766_245026740"/><text:span text:style-name="T7">1.0.0 - Configuración</text:span> de CENTOS 7.2 <text:bookmark-end text:name="__RefHeading___Toc766_245026740"/></text:h>
      <text:p text:style-name="P25">Previo a la instalación de los programas y servicios <text:span text:style-name="T21">debemos </text:span><text:s/>realizar la configuración de la red. <text:span text:style-name="T45">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6">Para realizar la configuración, vamos a realizar con los siguientes datos durante todo el manual</text:p>
      <text:p text:style-name="P5"/>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38">Nodo</text:p>
          </table:table-cell>
          <table:table-cell table:style-name="Tabla1.A1" office:value-type="string">
            <text:p text:style-name="P38">Sony01</text:p>
          </table:table-cell>
          <table:table-cell table:style-name="Tabla1.A1" office:value-type="string">
            <text:p text:style-name="P38">Sony02</text:p>
          </table:table-cell>
          <table:table-cell table:style-name="Tabla1.D1" office:value-type="string">
            <text:p text:style-name="P38">Cluster</text:p>
          </table:table-cell>
        </table:table-row>
        <table:table-row>
          <table:table-cell table:style-name="Tabla1.A2" office:value-type="string">
            <text:p text:style-name="P38">IP</text:p>
          </table:table-cell>
          <table:table-cell table:style-name="Tabla1.A2" office:value-type="string">
            <text:p text:style-name="P39">10.0.2.157</text:p>
          </table:table-cell>
          <table:table-cell table:style-name="Tabla1.A2" office:value-type="string">
            <text:p text:style-name="P39">10.0.2.158</text:p>
          </table:table-cell>
          <table:table-cell table:style-name="Tabla1.D2" office:value-type="string">
            <text:p text:style-name="P39">10.0.2.161</text:p>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
      <text:p text:style-name="P5"/>
      <text:p text:style-name="P45">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4"/>
      <text:p text:style-name="P21"/>
      <text:p text:style-name="Comanddos"><draw:frame text:anchor-type="paragraph" draw:z-index="0" draw:name="Forma1" draw:style-name="gr1" draw:text-style-name="P70" svg:width="15.77cm" svg:height="7.716cm" svg:x="0.628cm" svg:y="1.289cm"><draw:text-box><text:p><text:span text:style-name="T68">TYPE=Ethernet</text:span></text:p><text:p><text:span text:style-name="T68">BOOTPROTO=none</text:span></text:p><text:p><text:span text:style-name="T68">DEFROUTE=yes</text:span></text:p><text:p><text:span text:style-name="T68">IPV4_FAILURE_FATAL=no</text:span></text:p><text:p><text:span text:style-name="T68">IPV6INIT=yes</text:span></text:p><text:p><text:span text:style-name="T68">IPV6_AUTOCONF=yes</text:span></text:p><text:p><text:span text:style-name="T68">IPV6_DEFROUTE=yes</text:span></text:p><text:p><text:span text:style-name="T68">IPV6_FAILURE_FATAL=no</text:span></text:p><text:p><text:span text:style-name="T68">NAME=eth0</text:span></text:p><text:p><text:span text:style-name="T68">UUID=579227af-5b7d-479a-87dc-3b89501a5c1e</text:span></text:p><text:p><text:span text:style-name="T68">DEVICE=eth0</text:span></text:p><text:p><text:span text:style-name="T68">ONBOOT=yes</text:span></text:p><text:p><text:span text:style-name="T68">DNS1=10.0.2.1</text:span></text:p><text:p><text:span text:style-name="T68">IPADDR=10.0.2.157</text:span></text:p><text:p><text:span text:style-name="T68">PREFIX=24</text:span></text:p><text:p><text:span text:style-name="T68">GATEWAY=10.0.2.1</text:span></text:p><text:p><text:span text:style-name="T68">IPV6_PEERDNS=yes</text:span></text:p><text:p><text:span text:style-name="T68">IPV6_PEERROUTES=yes</text:span></text:p><text:p><text:span text:style-name="T68">IPV6_PRIVACY=no</text:span></text:p></draw:text-box></draw:frame><text:span text:style-name="T36">[root@centosasa3 ~]# vi /etc/sysconfig/network-scripts/ifcfg-enp0s3</text:span> (o puede ser eth1, eth2, etc)</text:p>
      <text:p text:style-name="P1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3"><draw:frame text:anchor-type="paragraph" draw:z-index="10" draw:name="Forma1" draw:style-name="gr11" draw:text-style-name="P70" svg:width="15.77cm" svg:height="1.375cm" svg:x="0.628cm" svg:y="0.312cm"><draw:text-box><text:p><text:span text:style-name="T68">nmcli dev disconnect eth0</text:span></text:p><text:p><text:span text:style-name="T68">nmcli con reload eth0</text:span></text:p><text:p><text:span text:style-name="T71">nmcli con up eth0</text:span></text:p></draw:text-box></draw:frame></text:p>
      <text:p text:style-name="P23"/>
      <text:p text:style-name="P23"/>
      <text:p text:style-name="P23"><text:soft-page-break/></text:p>
      <text:p text:style-name="P37"><text:span text:style-name="Emphasis"><text:span text:style-name="T4">Para reiniciar los servicios</text:span></text:span></text:p>
      <text:p text:style-name="Comanddos"><text:a xlink:type="simple" xlink:href="mailto:redestec@fidebian" text:style-name="Internet_20_link" text:visited-style-name="Visited_20_Internet_20_Link"><text:span text:style-name="T37">redestec@fidebian</text:span></text:a><text:span text:style-name="T37">:~$ </text:span><text:span text:style-name="T36">systesmctl restart network</text:span></text:p>
      <text:h text:style-name="P63" text:outline-level="2"><text:bookmark-start text:name="__RefHeading___Toc770_245026740"/>1.1.1 – Chequeo de comunicación y actualización de soft<text:bookmark-end text:name="__RefHeading___Toc770_245026740"/></text:h>
      <text:p text:style-name="P46">Al trabajar con equipos remotos, nos conectamos con ssh y verificamos si entre los equipos se comunican y si pueden salir a internet para realizar las actualizaciones e instalación de soft necesarios.</text:p>
      <text:p text:style-name="P9"/>
      <text:p text:style-name="Comanddos">redestec@fidebian:~$ ssh 10.0.2.157</text:p>
      <text:p text:style-name="P3"><draw:frame text:anchor-type="paragraph" draw:z-index="1" draw:name="Forma1" draw:style-name="gr2" draw:text-style-name="P71" svg:width="15.77cm" svg:height="2.463cm" svg:x="0.628cm" svg:y="0.312cm"><draw:text-box><text:p><text:span text:style-name="T68">The authenticity of host '10.0.2.157 (10.0.2.157)' can't be established.</text:span></text:p><text:p><text:span text:style-name="T68">ECDSA key fingerprint is 45:ed:47:90:76:67:9d:e0:b7:cb:38:99:40:1c:37:c8.</text:span></text:p><text:p><text:span text:style-name="T68">Are you sure you want to continue connecting (yes/no)? yes</text:span></text:p><text:p><text:span text:style-name="T68">Warning: Permanently added '10.0.2.157' (ECDSA) to the list of known hosts.</text:span></text:p><text:p><text:span text:style-name="T68">redestec@10.0.2.157's password:</text:span></text:p><text:p><text:span text:style-name="T68"/></text:p></draw:text-box></draw:frame></text:p>
      <text:p text:style-name="P3"/>
      <text:p text:style-name="P3"/>
      <text:p text:style-name="P3"/>
      <text:p text:style-name="P3"/>
      <text:p text:style-name="Comanddos">[root@centosasa3 ~]# ping -c1 8.8.8.8</text:p>
      <text:p text:style-name="P3"><draw:frame text:anchor-type="paragraph" draw:z-index="2" draw:name="Forma1" draw:style-name="gr3" draw:text-style-name="P71" svg:width="15.77cm" svg:height="1.23cm" svg:x="0.628cm" svg:y="0.131cm"><draw:text-box><text:p><text:span text:style-name="T68">PING 8.8.8.8 (8.8.8.8) 56(84) bytes of data.</text:span></text:p><text:p><text:span text:style-name="T68">64 bytes from 8.8.8.8: icmp_seq=1 ttl=54 time=41.9 ms</text:span></text:p><text:p><text:span text:style-name="T68"/></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6">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3">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3"><draw:frame text:anchor-type="paragraph" draw:z-index="3" draw:name="Forma1" draw:style-name="gr4" draw:text-style-name="P71" svg:width="15.77cm" svg:height="4.465cm" svg:x="0.628cm" svg:y="0.131cm"><draw:text-box><text:p><text:span text:style-name="T68">Static hostname: sony01</text:span></text:p><text:p><text:span text:style-name="T68">Icon name: computer-vm</text:span></text:p><text:p><text:span text:style-name="T68">Chassis: vm</text:span></text:p><text:p><text:span text:style-name="T68">Machine ID: 2ec5c00888f5a1448a75cba3faaec36e</text:span></text:p><text:p><text:span text:style-name="T68">Boot ID: 7eef78b49bb54c83a7271839d7e7bb26</text:span></text:p><text:p><text:span text:style-name="T68">Virtualization: kvm</text:span></text:p><text:p><text:span text:style-name="T68">Operating System: CentOS Linux 7 (Core)</text:span></text:p><text:p><text:span text:style-name="T68">CPE OS Name: cpe:/o:centos:centos:7</text:span></text:p><text:p><text:span text:style-name="T68">Kernel: Linux 3.10.0-327.36.1.el7.x86_64</text:span></text:p><text:p><text:span text:style-name="T69">Architecture: x86-64</text:span></text:p><text:p><text:span text:style-name="T68"/></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4"><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0"><text:span text:style-name="Emphasis"><text:span text:style-name="T24">o, modificando el archivo con un </text:span></text:span><text:span text:style-name="Emphasis"><text:span text:style-name="T26">echo</text:span></text:span></text:p>
      <text:p text:style-name="P42"><text:span text:style-name="Emphasis">[root@centosasa3 ~]# <text:s/>echo -e "10.0.2.158\tsony02" &gt;&gt; /etc/hosts</text:span></text:p>
      <text:h text:style-name="P64" text:outline-level="2"><text:span text:style-name="Emphasis"/></text:h>
      <text:h text:style-name="P66" text:outline-level="2"><text:bookmark-start text:name="__RefHeading___Toc870_383831560"/><text:span text:style-name="Emphasis">1.</text:span><text:span text:style-name="Emphasis"><text:span text:style-name="T16">3</text:span></text:span><text:span text:style-name="Emphasis">.1 – Resolución de IP, </text:span><text:span text:style-name="Emphasis"><text:span text:style-name="T22">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root@sony01 ~]# vi /etc/hosts</text:span></text:p>
      <text:p text:style-name="P7"><draw:frame text:anchor-type="paragraph" draw:z-index="4" draw:name="Forma1" draw:style-name="gr5" draw:text-style-name="P70" svg:width="15.77cm" svg:height="0.537cm" svg:x="0.628cm" svg:y="-0.213cm"><draw:text-box><text:p><text:span text:style-name="T68">10.0.2.158</text:span><text:span text:style-name="T68"><text:tab/></text:span><text:span text:style-name="T68"><text:tab/></text:span><text:span text:style-name="T68">sony02</text:span></text:p></draw:text-box></draw:frame></text:p>
      <text:p text:style-name="Text_20_body"><text:span text:style-name="Emphasis">Gateway, Hostname y DNS</text:span></text:p>
      <text:p text:style-name="P28"><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6" draw:name="Forma1" draw:style-name="gr7" draw:text-style-name="P70" svg:width="15.77cm" svg:height="1.22cm" svg:x="0.628cm" svg:y="-0.088cm"><draw:text-box><text:p><text:span text:style-name="T68">NETWORKING=yes</text:span></text:p><text:p><text:span text:style-name="T68">HOSTNAME=pruebas</text:span></text:p><text:p><text:span text:style-name="T68">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7" draw:name="Forma1" draw:style-name="gr8" draw:text-style-name="P70" svg:width="15.77cm" svg:height="1.625cm" svg:x="0.628cm" svg:y="-0.088cm"><draw:text-box><text:p><text:span text:style-name="T68"># Generated by NetworkManager</text:span></text:p><text:p><text:span text:style-name="T68"># DNS1=xxx.xxx.xxx.xxx</text:span></text:p><text:p><text:span text:style-name="T68"># DNS2=xxx.xxx.xxx.xxx</text:span></text:p><text:p><text:span text:style-name="T68">#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6">4</text:span></text:span><text:span text:style-name="Emphasis">.1 – Instalación ntpd</text:span><text:bookmark-end text:name="__RefHeading___Toc900_164111168"/></text:h>
      <text:p text:style-name="P26"><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39"><text:s/></text:span></text:span><text:span text:style-name="T32">[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1"><text:s text:c="2"/>Verificación del ntpd</text:p>
      <text:p text:style-name="Comanddos">[root@sony01 ~]# ntpd -d</text:p>
      <text:p text:style-name="Standard"><text:span text:style-name="Emphasis"/></text:p>
      <text:h text:style-name="Heading_20_2" text:outline-level="2"><text:bookmark-start text:name="__RefHeading___Toc904_164111168"/><text:span text:style-name="Emphasis">1.</text:span><text:span text:style-name="Emphasis"><text:span text:style-name="T16">4</text:span></text:span><text:span text:style-name="Emphasis">.</text:span><text:span text:style-name="Emphasis"><text:span text:style-name="T15">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8"><draw:frame text:anchor-type="paragraph" draw:z-index="5" draw:name="Forma1" draw:style-name="gr6" draw:text-style-name="P70" svg:width="15.77cm" svg:height="1.235cm" svg:x="0.628cm" svg:y="0.131cm"><draw:text-box><text:p><text:span text:style-name="T68">server 2.ar.pool.ntp.org</text:span></text:p><text:p><text:span text:style-name="T68">server 0.south-america.pool.ntp.org</text:span></text:p><text:p><text:span text:style-name="T70">server 2.south-america.pool.ntp.org</text:span></text:p></draw:text-box></draw:frame></text:p>
      <text:p text:style-name="P8"/>
      <text:p text:style-name="P8"/>
      <text:p text:style-name="P8"/>
      <text:p text:style-name="Text_20_body"><text:span text:style-name="Emphasis">Para que inicie el servicio al reiniciar el equipo hay que activarlo. Para ello hay que hacer lo siguiente:</text:span></text:p>
      <text:p text:style-name="Comanddos"><text:soft-page-break/><text:span text:style-name="Emphasis"><text:span text:style-name="T24">[root@sony01 ~]#</text:span></text:span><text:span text:style-name="Emphasis"> <text:s/></text:span>chkconfig ntpd on</text:p>
      <text:p text:style-name="P30"><text:span text:style-name="Emphasis"><text:span text:style-name="T25">Nota: Dependiendo de la instalación de </text:span></text:span><text:span text:style-name="Emphasis"><text:span text:style-name="T27">C</text:span></text:span><text:span text:style-name="Emphasis"><text:span text:style-name="T25">ent</text:span></text:span><text:span text:style-name="Emphasis"><text:span text:style-name="T27">OS</text:span></text:span><text:span text:style-name="Emphasis"><text:span text:style-name="T25"> y su configuración inicial, podemos tener problema a la hora de activar el servivio ntpd. Para evitar esto, chequear si esta activo y corriendo el servicio </text:span></text:span><text:span text:style-name="Emphasis"><text:span text:style-name="T26">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1" draw:name="Forma1" draw:style-name="gr12" draw:text-style-name="P70" svg:width="15.77cm" svg:height="0.549cm" svg:x="0.628cm" svg:y="0.131cm"><draw:text-box><text:p><text:span text:style-name="T70">Removed symlink /etc/systemd/system/multi-user.target.wants/chronyd.service.</text:span></text:p></draw:text-box></draw:frame><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6">5</text:span></text:span><text:span text:style-name="Emphasis">.1 – Configuración ssh</text:span><text:bookmark-end text:name="__RefHeading___Toc906_164111168"/></text:h>
      <text:p text:style-name="P27"><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40">Crear la llave:</text:p>
      <text:p text:style-name="Comanddos">[root@sony01 ~]# ssh-keygen -t dsa -N ""</text:p>
      <text:p text:style-name="Comanddos"><draw:frame text:anchor-type="paragraph" draw:z-index="13" draw:name="Forma1" draw:style-name="gr14" draw:text-style-name="P70" svg:width="15.77cm" svg:height="7.711cm" svg:x="0.628cm" svg:y="0.131cm"><draw:text-box><text:p><text:span text:style-name="T70">Generating public/private dsa key pair.</text:span></text:p><text:p><text:span text:style-name="T70">Enter file in which to save the key (/root/.ssh/id_dsa): </text:span></text:p><text:p><text:span text:style-name="T70">Created directory '/root/.ssh'.</text:span></text:p><text:p><text:span text:style-name="T70">Your identification has been saved in /root/.ssh/id_dsa.</text:span></text:p><text:p><text:span text:style-name="T70">Your public key has been saved in /root/.ssh/id_dsa.pub.</text:span></text:p><text:p><text:span text:style-name="T70">The key fingerprint is:</text:span></text:p><text:p><text:span text:style-name="T70">e2:bb:ac:f4:89:aa:31:88:21:f7:30:aa:67:c9:22:0b root@sony01</text:span></text:p><text:p><text:span text:style-name="T70">The key's randomart image is:</text:span></text:p><text:p><text:span text:style-name="T70">+--[ DSA 1024]----+</text:span></text:p><text:p><text:span text:style-name="T70">| <text:s text:c="29"/>|</text:span></text:p><text:p><text:span text:style-name="T70">| <text:s text:c="29"/>|</text:span></text:p><text:p><text:span text:style-name="T70">| <text:s text:c="29"/>|</text:span></text:p><text:p><text:span text:style-name="T70">| <text:s text:c="29"/>|</text:span></text:p><text:p><text:span text:style-name="T70">|o + <text:s text:c="2"/>. S <text:s text:c="16"/>|</text:span></text:p><text:p><text:span text:style-name="T70">|++ + . . <text:s text:c="16"/>|</text:span></text:p><text:p><text:span text:style-name="T70">|E. .o . <text:s text:c="20"/>|</text:span></text:p><text:p><text:span text:style-name="T70">|=o=. + o <text:s text:c="14"/>|</text:span></text:p><text:p><text:span text:style-name="T70">|=*..o.*. <text:s text:c="16"/>|</text:span></text:p><text:p><text:span text:style-name="T70">+---------------------+</text:span></text:p></draw:text-box></draw:frame></text:p>
      <text:p text:style-name="Comanddos"/>
      <text:p text:style-name="Comanddos"/>
      <text:p text:style-name="Comanddos"/>
      <text:p text:style-name="Comanddos"/>
      <text:p text:style-name="Comanddos"/>
      <text:p text:style-name="P40"/>
      <text:p text:style-name="P41"/>
      <text:p text:style-name="P41"/>
      <text:p text:style-name="P41"/>
      <text:p text:style-name="P41">Copiar llave:</text:p>
      <text:p text:style-name="Comanddos">[root@sony01 ~]# <text:span text:style-name="T33">s</text:span>sh-copy-id sony02</text:p>
      <text:h text:style-name="Heading_20_1" text:outline-level="1"><text:bookmark-start text:name="__RefHeading___Toc912_164111168"/>2.0.0 – Instalación <text:span text:style-name="T18">del Software de Cluster</text:span><text:bookmark-end text:name="__RefHeading___Toc912_164111168"/></text:h>
      <text:p text:style-name="P10">Una vez configurado el sistema operativo y los servicios necesarios para la comunicación entre si, procedemos a la instalación de los paquetes relacionado con el cluster. Esa instalación se debe realizar en ambos nodos.</text:p>
      <text:p text:style-name="P10"/>
      <text:p text:style-name="P19"><text:span text:style-name="T43">PaceMaker:</text:span><text:span text:style-name="T34"> Es el conjunto de paquetes que van a ser los encargados de administrar los recursos de los nodos, permitiendo alta disponibilidad. En algunos sitios dicen que PaceMaker es la evolución de Heartbeat; cabe aclara que desde la versión 2.1.4 </text:span>el nombre <text:span text:style-name="T35">heartbeat</text:span> debería ser empleado exclusivamente para la capa de mensajería.</text:p>
      <text:p text:style-name="P18"><text:soft-page-break/><text:span text:style-name="T42">CoroSync:</text:span><text:span text:style-name="T40"> Conjunto de paquetes que se van a encargar de la comunicación y la toma de decisiones sobre los recursos. (Otra alternativa: </text:span>Heartbeat<text:span text:style-name="T44">)</text:span></text:p>
      <text:p text:style-name="P20"><text:span text:style-name="T43">PCS</text:span><text:span text:style-name="T34">: Soft encargado de administrar los nodos. (Otra alternativa: </text:span><text:bookmark text:name="tw-target-text"/><text:span text:style-name="T46">crmsh</text:span><text:span text:style-name="T48">)</text:span><text:span text:style-name="T40">.</text:span></text:p>
      <text:p text:style-name="P14"><text:span text:style-name="T41">drbd:</text:span> Sistema de bajo costo de SAN <text:span text:style-name="T40">(</text:span>Storage Area Network<text:span text:style-name="T40">) El objetivo es replicar datos a travez de a red en el recurso de almacenamiento, para estar altamente disponible.</text:span></text:p>
      <text:p text:style-name="P10"/>
      <text:p text:style-name="Comanddos"><text:span text:style-name="Emphasis"><text:span text:style-name="T33">root@sony01 ~]#</text:span></text:span>yum install -y pacemaker pcs psmisc policycoreutils-python</text:p>
      <text:h text:style-name="Heading_20_2" text:outline-level="2"><text:bookmark-start text:name="__RefHeading___Toc663_999924962"/>2.1.0 – Configuración Firewall<text:bookmark-end text:name="__RefHeading___Toc663_999924962"/></text:h>
      <text:p text:style-name="P11"><text:span text:style-name="T17">Para que los equipos se comuniquen entre ellos, se debe abrir los puertos de alta disponibilidad, para esto, hay que modificar la configuración del firewall. Los puertos necesarios son los TCP </text:span>2224, 3121 <text:span text:style-name="T19">y</text:span> 21064; <text:span text:style-name="T19">y </text:span>UDP 5405</text:p>
      <text:p text:style-name="P10"/>
      <text:p text:style-name="Comanddos">[root@sony01 ~]# firewall-cmd --permanent --add-service=high-availability</text:p>
      <text:p text:style-name="Text_20_body"><draw:frame text:anchor-type="paragraph" draw:z-index="12" draw:name="Forma1" draw:style-name="gr13" draw:text-style-name="P70" svg:width="15.77cm" svg:height="0.542cm" svg:x="0.628cm" svg:y="-0.039cm"><draw:text-box><text:p><text:span text:style-name="T70"><text:s/></text:span><text:span text:style-name="T70">success</text:span></text:p></draw:text-box></draw:frame></text:p>
      <text:p text:style-name="P12"><text:span text:style-name="T20">Tambien se debe modificar el SELinux y modificarlo a permisivo. <text:s/>Primero realizamos</text:span> setenforce 0 <text:span text:style-name="T20">para modificar el servicio que se esta corriendo y luego modificar el archivo para que recuerde en el <text:s/>proximo reinicio. </text:span></text:p>
      <text:p text:style-name="P12"/>
      <text:p text:style-name="P43">[root@sony01 ~]# setenforce 0</text:p>
      <text:p text:style-name="Comanddos">[root@sony01 ~]# sed -i.bak "s/SELINUX=enforcing/SELINUX=permissive/g" /etc/selinux/config</text:p>
      <text:p text:style-name="P44">[root@sony01 ~]# systemctl disable firewalld</text:p>
      <text:p text:style-name="P44">[root@sony01 ~]# systemctl stop firewalld</text:p>
      <text:p text:style-name="P44">[root@sony01 ~]# iptables --flush</text:p>
      <text:h text:style-name="Heading_20_2" text:outline-level="2"><text:bookmark-start text:name="__RefHeading___Toc665_999924962"/><text:span text:style-name="Emphasis">2.2.0 – Iniciando pcs</text:span><text:bookmark-end text:name="__RefHeading___Toc665_999924962"/></text:h>
      <text:p text:style-name="P15"><text:span text:style-name="Emphasis"><text:span text:style-name="T23">En ambos nodos se debe de iniciar el servicio y habilitarlo para el próximo inicio del equipo.</text:span></text:span></text:p>
      <text:p text:style-name="P15"><text:span text:style-name="Emphasis"/></text:p>
      <text:p text:style-name="Comanddos"><draw:frame text:anchor-type="paragraph" draw:z-index="8" draw:name="Forma1" draw:style-name="gr9" draw:text-style-name="P70" svg:width="15.77cm" svg:height="0.884cm" svg:x="1.363cm" svg:y="1.401cm"><draw:text-box><text:p><text:span text:style-name="T70">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5"><text:span text:style-name="Emphasis"/></text:p>
      <text:p text:style-name="P15"><text:span text:style-name="Emphasis"/></text:p>
      <text:p text:style-name="Text_20_body"><text:span text:style-name="Emphasis"><text:span text:style-name="T47">L</text:span></text:span><text:span text:style-name="Emphasis"><text:span text:style-name="T46">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9" draw:name="Forma1" draw:style-name="gr10" draw:text-style-name="P70" svg:width="15.77cm" svg:height="2.07cm" svg:x="1.363cm" svg:y="0.893cm"><draw:text-box><text:p><text:span text:style-name="T70">Cambiando la contraseña del usuario hacluster.</text:span></text:p><text:p><text:span text:style-name="T70">Nueva contraseña: </text:span></text:p><text:p><text:span text:style-name="T70">CONTRASEÑA INCORRECTA: La contraseña tiene menos de 8 caracteres</text:span></text:p><text:p><text:span text:style-name="T70">Vuelva a escribir la nueva contraseña: </text:span></text:p><text:p><text:span text:style-name="T70">passwd: todos los símbolos de autenticación se actualizaron con éxito.</text:span></text:p></draw:text-box></draw:frame>[root@sony02 ~]# passwd hacluster</text:p>
      <text:p text:style-name="P17"><text:span text:style-name="Emphasis"/></text:p>
      <text:p text:style-name="P29"><text:span text:style-name="Emphasis"/></text:p>
      <text:p text:style-name="P29"><text:span text:style-name="Emphasis"/></text:p>
      <text:p text:style-name="P32"><text:span text:style-name="Emphasis"/></text:p>
      <text:h text:style-name="Heading_20_2" text:outline-level="2"><text:bookmark-start text:name="__RefHeading___Toc924_1486652563"/><text:soft-page-break/><text:span text:style-name="Emphasis"><text:span text:style-name="T50">2.3.</text:span></text:span><text:span text:style-name="Emphasis"><text:span text:style-name="T51">0</text:span></text:span><text:span text:style-name="Emphasis"><text:span text:style-name="T50"> - Configuración CoroSyn</text:span></text:span><text:bookmark-end text:name="__RefHeading___Toc924_1486652563"/></text:h>
      <text:p text:style-name="P33"><text:span text:style-name="Emphasis"><text:span text:style-name="T52">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4"><draw:frame text:anchor-type="paragraph" draw:z-index="14" draw:name="Forma1" draw:style-name="gr8" draw:text-style-name="P72" svg:width="15.77cm" svg:height="1.625cm" svg:x="1.363cm" svg:y="-0.108cm"><draw:text-box><text:p><text:span text:style-name="T72">Username: hacluster</text:span></text:p><text:p><text:span text:style-name="T72">Password: </text:span></text:p><text:p><text:span text:style-name="T72">sony02: Authorized</text:span></text:p><text:p><text:span text:style-name="T72">sony01: Authorized</text:span></text:p></draw:text-box></draw:frame></text:p>
      <text:p text:style-name="P34"/>
      <text:p text:style-name="P68">[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2" text:outline-level="2"><text:bookmark-start text:name="__RefHeading___Toc985_1462296093"/>2.3.1 - Generar y sincronizar la <text:span text:style-name="T53">configuración</text:span> de <text:span text:style-name="T59">C</text:span>oro<text:span text:style-name="T59">S</text:span>ync<text:bookmark-end text:name="__RefHeading___Toc985_1462296093"/></text:h>
      <text:p text:style-name="P35"><draw:frame text:anchor-type="paragraph" draw:z-index="15" draw:name="Forma1" draw:style-name="gr14" draw:text-style-name="P72" svg:width="15.77cm" svg:height="7.711cm" svg:x="1.363cm" svg:y="-9.109cm"><draw:text-box><text:p><text:span text:style-name="T72">Usage: pcs [-f file] [-h] [commands]...</text:span></text:p><text:p><text:span text:style-name="T72">Control and configure pacemaker and corosync.</text:span></text:p><text:p><text:span text:style-name="T72"/></text:p><text:p><text:span text:style-name="T72">Options:</text:span></text:p><text:p><text:span text:style-name="T72"><text:s text:c="4"/></text:span><text:span text:style-name="T72">-h, --help <text:s/>Display usage and exit</text:span></text:p><text:p><text:span text:style-name="T72"><text:s text:c="4"/></text:span><text:span text:style-name="T72">-f file <text:s text:c="4"/>Perform actions on file instead of active CIB</text:span></text:p><text:p><text:span text:style-name="T72"><text:s text:c="4"/></text:span><text:span text:style-name="T72">--debug <text:s text:c="4"/>Print all network traffic and external commands run</text:span></text:p><text:p><text:span text:style-name="T72"><text:s text:c="4"/></text:span><text:span text:style-name="T72">--version <text:s text:c="2"/>Print pcs version information</text:span></text:p><text:p><text:span text:style-name="T72"/></text:p><text:p><text:span text:style-name="T72">Commands:</text:span></text:p><text:p><text:span text:style-name="T72"><text:s text:c="4"/></text:span><text:span text:style-name="T72">cluster <text:s text:c="4"/>Configure cluster options and nodes</text:span></text:p><text:p><text:span text:style-name="T72"><text:s text:c="4"/></text:span><text:span text:style-name="T72">resource <text:s text:c="3"/>Manage cluster resources</text:span></text:p><text:p><text:span text:style-name="T72"><text:s text:c="4"/></text:span><text:span text:style-name="T72">stonith <text:s text:c="4"/>Configure fence devices</text:span></text:p><text:p><text:span text:style-name="T72"><text:s text:c="4"/></text:span><text:span text:style-name="T72">constraint <text:s/>Set resource constraints</text:span></text:p><text:p><text:span text:style-name="T72"><text:s text:c="4"/></text:span><text:span text:style-name="T72">property <text:s text:c="3"/>Set pacemaker properties</text:span></text:p><text:p><text:span text:style-name="T72"><text:s text:c="4"/></text:span><text:span text:style-name="T72">acl <text:s text:c="8"/>Set pacemaker access control lists</text:span></text:p><text:p><text:span text:style-name="T72"><text:s text:c="4"/></text:span><text:span text:style-name="T72">status <text:s text:c="5"/>View cluster status</text:span></text:p><text:p><text:span text:style-name="T72"><text:s text:c="4"/></text:span><text:span text:style-name="T72">config <text:s text:c="5"/>View and manage cluster configuration</text:span></text:p><text:p><text:span text:style-name="T72"><text:s text:c="4"/></text:span><text:span text:style-name="T72">pcsd <text:s text:c="7"/>Manage pcs daemon</text:span></text:p></draw:text-box></draw:frame><text:span text:style-name="Emphasis"><text:span text:style-name="T53">Procedemos a crear el cluster, el mismo se llamará “</text:span></text:span><text:span text:style-name="Emphasis"><text:span text:style-name="T28">micluster</text:span></text:span><text:span text:style-name="Emphasis"><text:span text:style-name="T53">”</text:span></text:span></text:p>
      <text:p text:style-name="Comanddos"><text:span text:style-name="Emphasis">[root@sony02 ~]# pcs cluster setup --name micluster sony01 sony02</text:span></text:p>
      <text:p text:style-name="Text_20_body"><draw:frame text:anchor-type="paragraph" draw:z-index="16" draw:name="Forma1" draw:style-name="gr15" draw:text-style-name="P72" svg:width="15.77cm" svg:height="5.682cm" svg:x="1.363cm" svg:y="-0.012cm"><draw:text-box><text:p><text:span text:style-name="T72">Shutting down pacemaker/corosync services...</text:span></text:p><text:p><text:span text:style-name="T72">Redirecting to /bin/systemctl stop <text:s/>pacemaker.service</text:span></text:p><text:p><text:span text:style-name="T72">Redirecting to /bin/systemctl stop <text:s/>corosync.service</text:span></text:p><text:p><text:span text:style-name="T72">Killing any remaining services...</text:span></text:p><text:p><text:span text:style-name="T72">Removing all cluster configuration files...</text:span></text:p><text:p><text:span text:style-name="T72">sony01: Succeeded</text:span></text:p><text:p><text:span text:style-name="T72">sony02: Succeeded</text:span></text:p><text:p><text:span text:style-name="T72">Synchronizing pcsd certificates on nodes sony01, sony02...</text:span></text:p><text:p><text:span text:style-name="T72">sony02: Success</text:span></text:p><text:p><text:span text:style-name="T72">sony01: Success</text:span></text:p><text:p><text:span text:style-name="T72"/></text:p><text:p><text:span text:style-name="T72">Restaring pcsd on the nodes in order to reload the certificates...</text:span></text:p><text:p><text:span text:style-name="T72">sony02: Success</text:span></text:p><text:p><text:span text:style-name="T72">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7"><text:span text:style-name="Emphasis"/></text:p>
      <text:p text:style-name="P47"><text:span text:style-name="Emphasis"><text:span text:style-name="T54">Con esta configuración, ya se encuentra el cluster inicializado y autenticado.</text:span></text:span></text:p>
      <text:p text:style-name="P48"><text:span text:style-name="Emphasis"><text:span text:style-name="T55">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text:span></text:span><text:soft-page-break/><text:span text:style-name="Emphasis"><text:span text:style-name="T55">cabo para poder realizar el mantenimiento y la <text:s/>revisión de los log; en nuestro caso vamos a dejar de forma manual.</text:span></text:span></text:p>
      <text:p text:style-name="P49"><text:span text:style-name="Emphasis"><text:span text:style-name="T56">Revisamos si esta el servicio activo</text:span></text:span></text:p>
      <text:p text:style-name="Comanddos"><text:span text:style-name="Emphasis">[root@sony02 ~]# systemctl status pacemaker</text:span></text:p>
      <text:p text:style-name="Text_20_body"><draw:frame text:anchor-type="paragraph" draw:z-index="17" draw:name="Forma1" draw:style-name="gr16" draw:text-style-name="P72" svg:width="15.77cm" svg:height="1.22cm" svg:x="1.363cm" svg:y="0.093cm"><draw:text-box><text:p><text:span text:style-name="T72">● </text:span><text:span text:style-name="T72">pacemaker.service - Pacemaker High Availability Cluster Manager</text:span></text:p><text:p><text:span text:style-name="T72"><text:s text:c="3"/></text:span><text:span text:style-name="T72">Loaded: loaded (/usr/lib/systemd/system/pacemaker.service; disabled; vendor preset: disabled)</text:span></text:p><text:p><text:span text:style-name="T72"><text:s text:c="3"/></text:span><text:span text:style-name="T72">Active: inactive (dead)</text:span></text:p></draw:text-box></draw:frame><text:span text:style-name="Emphasis"/></text:p>
      <text:p text:style-name="Text_20_body"><text:span text:style-name="Emphasis"/></text:p>
      <text:p text:style-name="P50"><text:span text:style-name="Emphasis"><text:span text:style-name="T56">Procedemos a iniciar o parar cada nodo del cluster (se puede utilizar </text:span></text:span><text:span text:style-name="Emphasis"><text:span text:style-name="T29">“pcs cluster start “</text:span></text:span><text:span text:style-name="Emphasis"><text:span text:style-name="T38">soni01</text:span></text:span><text:span text:style-name="Emphasis"><text:span text:style-name="T29">””</text:span></text:span><text:span text:style-name="Emphasis"><text:span text:style-name="T56">)</text:span></text:span></text:p>
      <text:p text:style-name="P69"><text:span text:style-name="Emphasis">[root@sony02 ~]# pcs cluster start –all</text:span></text:p>
      <text:p text:style-name="P49"><text:span text:style-name="Emphasis"/></text:p>
      <text:p text:style-name="P51"><draw:frame text:anchor-type="paragraph" draw:z-index="18" draw:name="Forma1" draw:style-name="gr17" draw:text-style-name="P72" svg:width="15.77cm" svg:height="0.814cm" svg:x="1.363cm" svg:y="-0.907cm"><draw:text-box><text:p><text:span text:style-name="T72">sony01: Starting Cluster...</text:span></text:p><text:p><text:span text:style-name="T72">sony02: Starting Cluster...</text:span></text:p></draw:text-box></draw:frame><text:span text:style-name="Emphasis"><text:span text:style-name="T57">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51"><draw:frame text:anchor-type="paragraph" draw:z-index="19" draw:name="Forma1" draw:style-name="gr17" draw:text-style-name="P72" svg:width="15.77cm" svg:height="2.031cm" svg:x="1.363cm" svg:y="-1.907cm"><draw:text-box><text:p><text:span text:style-name="T72">Printing ring status.</text:span></text:p><text:p><text:span text:style-name="T72">Local node ID 1</text:span></text:p><text:p><text:span text:style-name="T72">RING ID 0</text:span></text:p><text:p><text:span text:style-name="T72"><text:tab/></text:span><text:span text:style-name="T72">Id</text:span><text:span text:style-name="T72"><text:tab/></text:span><text:span text:style-name="T72">= 10.0.2.157</text:span></text:p><text:p><text:span text:style-name="T72"><text:tab/></text:span><text:span text:style-name="T72">status</text:span><text:span text:style-name="T72"><text:tab/></text:span><text:span text:style-name="T72">= ring 0 active with no faults</text:span></text:p></draw:text-box></draw:frame><text:span text:style-name="Emphasis"><text:span text:style-name="T58"/></text:span></text:p>
      <text:p text:style-name="P51"><text:span text:style-name="Emphasis"><text:span text:style-name="T57">Es importante verificar que aparecen las IPs fijadas como "id" y que dice "with no faults”. En caso de tomar la tarjeta lo, hay</text:span></text:span><text:span text:style-name="Emphasis"><text:span text:style-name="T46"> </text:span></text:span><text:span text:style-name="Emphasis"><text:span text:style-name="T49">que </text:span></text:span><text:span text:style-name="Emphasis"><text:span text:style-name="T46">comprobar las configuraciones de red, firewall y selinux del nodo.</text:span></text:span></text:p>
      <text:p text:style-name="P52"><text:span text:style-name="Emphasis"><text:span text:style-name="T59">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20" draw:name="Forma1" draw:style-name="gr17" draw:text-style-name="P72" svg:width="15.77cm" svg:height="3.248cm" svg:x="1.363cm" svg:y="0.093cm"><draw:text-box><text:p><text:span text:style-name="T72">runtime.totem.pg.mrp.srp.members.1.config_version (u64) = 0</text:span></text:p><text:p><text:span text:style-name="T72">runtime.totem.pg.mrp.srp.members.1.ip (str) = r(0) ip(10.0.2.157) </text:span></text:p><text:p><text:span text:style-name="T72">runtime.totem.pg.mrp.srp.members.1.join_count (u32) = 1</text:span></text:p><text:p><text:span text:style-name="T72">runtime.totem.pg.mrp.srp.members.1.status (str) = joined</text:span></text:p><text:p><text:span text:style-name="T72">runtime.totem.pg.mrp.srp.members.2.config_version (u64) = 0</text:span></text:p><text:p><text:span text:style-name="T72">runtime.totem.pg.mrp.srp.members.2.ip (str) = r(0) ip(10.0.2.158) </text:span></text:p><text:p><text:span text:style-name="T72">runtime.totem.pg.mrp.srp.members.2.join_count (u32) = 1</text:span></text:p><text:p><text:span text:style-name="T72">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53"><text:span text:style-name="Emphasis"/></text:p>
      <text:p text:style-name="Comanddos"><draw:frame text:anchor-type="paragraph" draw:z-index="21" draw:name="Forma1" draw:style-name="gr17" draw:text-style-name="P72" svg:width="15.77cm" svg:height="2.031cm" svg:x="1.363cm" svg:y="1.094cm"><draw:text-box><text:p><text:span text:style-name="T72">Membership information</text:span></text:p><text:p><text:span text:style-name="T72">----------------------</text:span></text:p><text:p><text:span text:style-name="T72"><text:s text:c="4"/></text:span><text:span text:style-name="T72">Nodeid <text:s text:c="5"/>Votes Name</text:span></text:p><text:p><text:span text:style-name="T72"><text:s text:c="9"/></text:span><text:span text:style-name="T72">1 <text:s text:c="9"/>1 sony01</text:span></text:p><text:p><text:span text:style-name="T72"><text:s text:c="9"/></text:span><text:span text:style-name="T72">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54"><draw:frame text:anchor-type="paragraph" draw:z-index="23" draw:name="Forma1" draw:style-name="gr17" draw:text-style-name="P72" svg:width="15.77cm" svg:height="2.842cm" svg:x="1.385cm" svg:y="0.058cm"><draw:text-box><text:p><text:span text:style-name="T72">Cluster name: micluster</text:span></text:p><text:p><text:span text:style-name="T72">WARNING: no stonith devices and stonith-enabled is not false</text:span></text:p><text:p><text:span text:style-name="T72">Last updated: Tue Nov 15 16:01:56 2016</text:span><text:span text:style-name="T72"><text:tab/></text:span><text:span text:style-name="T72"><text:tab/></text:span><text:span text:style-name="T72">Last change: Tue Nov 15 14:44:19 2016 by hacluster via crmd on sony01</text:span></text:p><text:p><text:span text:style-name="T72">Stack: corosync</text:span></text:p><text:p><text:span text:style-name="T72">Current DC: sony01 (version 1.1.13-10.el7_2.4-44eb2dd) - partition with quorum</text:span></text:p><text:p><text:span text:style-name="T72">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22" draw:name="Forma1" draw:style-name="gr17" draw:text-style-name="P72" svg:width="15.77cm" svg:height="4.465cm" svg:x="1.385cm" svg:y="0.058cm"><draw:text-box><text:p><text:span text:style-name="T72">Online: [ sony01 sony02 ]</text:span></text:p><text:p><text:span text:style-name="T72">Full list of resources:</text:span></text:p><text:p><text:span text:style-name="T72"/></text:p><text:p><text:span text:style-name="T72">PCSD Status:</text:span></text:p><text:p><text:span text:style-name="T72"><text:s text:c="2"/></text:span><text:span text:style-name="T72">sony01: Online</text:span></text:p><text:p><text:span text:style-name="T72"><text:s text:c="2"/></text:span><text:span text:style-name="T72">sony02: Online</text:span></text:p><text:p><text:span text:style-name="T72"/></text:p><text:p><text:span text:style-name="T72">Daemon Status:</text:span></text:p><text:p><text:span text:style-name="T72"><text:s text:c="2"/></text:span><text:span text:style-name="T72">corosync: active/disabled</text:span></text:p><text:p><text:span text:style-name="T72"><text:s text:c="2"/></text:span><text:span text:style-name="T72">pacemaker: active/disabled</text:span></text:p><text:p><text:span text:style-name="T72"><text:s text:c="2"/></text:span><text:span text:style-name="T72">pcsd: active/enabled</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5"><text:span text:style-name="Emphasis"><text:span text:style-name="T60">Por ultimo, podemos verificar si hay algun error. Tener en cuenta que al no estar configurado stonith van a saltar dichos errores, por ende no tomarlos en cuenta.</text:span></text:span></text:p>
      <text:p text:style-name="P56"><text:span text:style-name="Emphasis"><text:span text:style-name="T61">Verificamos la validez de la configuración</text:span></text:span></text:p>
      <text:p text:style-name="Comanddos"><text:span text:style-name="Emphasis">[root@sony02 ~]# crm_verify -L -V</text:span></text:p>
      <text:p text:style-name="Text_20_body"><draw:frame text:anchor-type="paragraph" draw:z-index="24" draw:name="Forma1" draw:style-name="gr17" draw:text-style-name="P72" svg:width="15.77cm" svg:height="2.842cm" svg:x="1.385cm" svg:y="0.058cm"><draw:text-box><text:p><text:span text:style-name="T72"><text:s text:c="3"/></text:span><text:span text:style-name="T72">error: unpack_resources:</text:span><text:span text:style-name="T72"><text:tab/></text:span><text:span text:style-name="T72">Resource start-up disabled since no STONITH resources have been defined</text:span></text:p><text:p><text:span text:style-name="T72"><text:s text:c="3"/></text:span><text:span text:style-name="T72">error: unpack_resources:</text:span><text:span text:style-name="T72"><text:tab/></text:span><text:span text:style-name="T72">Either configure some or disable STONITH with the stonith-enabled option</text:span></text:p><text:p><text:span text:style-name="T72"><text:s text:c="3"/></text:span><text:span text:style-name="T72">error: unpack_resources:</text:span><text:span text:style-name="T72"><text:tab/></text:span><text:span text:style-name="T72">NOTE: Clusters with shared data need STONITH to ensure data integrity</text:span></text:p><text:p><text:span text:style-name="T72">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987_1462296093"/><text:span text:style-name="Emphasis">2.3.2 – Deshabilitar stonith</text:span><text:bookmark-end text:name="__RefHeading___Toc987_1462296093"/></text:h>
      <text:p text:style-name="P57"><text:span text:style-name="Emphasis"><text:span text:style-name="T62">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57"><text:span text:style-name="Emphasis"><text:span text:style-name="T62">Posteriormente verificamos que ya stonith no esta activo/fallando con el comando </text:span></text:span><text:span text:style-name="Emphasis"><text:span text:style-name="T30">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58"><text:span text:style-name="Emphasis"><text:span text:style-name="T63">Realizadas las configuraciones básicas, debemos agregar recursos paso a paso. En primer lugar una dirección ip, luego procedemos a los servicios de apache y por ultimo una unidad de disco de red con dbrb</text:span></text:span></text:p>
      <text:h text:style-name="Heading_20_2" text:outline-level="2"><text:span text:style-name="Emphasis">3.1.0 – Agregar un recurso IP</text:span></text:h>
      <text:p text:style-name="Text_20_body"><text:bookmark text:name="tw-target-text2"/><text:span text:style-name="Emphasis">Nuestro primer recurso será una dirección IP, </text:span><text:span text:style-name="Emphasis"><text:span text:style-name="T63">acesible a lus usuarios para s</text:span></text:span><text:span text:style-name="Emphasis">er activa</text:span><text:span text:style-name="Emphasis"><text:span text:style-name="T63">da</text:span></text:span><text:span text:style-name="Emphasis"> en cualquiera de los nodos. </text:span><text:span text:style-name="Emphasis"><text:span text:style-name="T63">La misma se llamará C</text:span></text:span><text:span text:style-name="Emphasis">usterIP y </text:span><text:span text:style-name="Emphasis"><text:span text:style-name="T63">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59"><draw:frame text:anchor-type="paragraph" draw:z-index="26" draw:name="Forma1" draw:style-name="gr17" draw:text-style-name="P72" svg:width="15.77cm" svg:height="2.437cm" svg:x="1.385cm" svg:y="0.058cm"><draw:text-box><text:p><text:span text:style-name="T72">Cluster name: micluster</text:span></text:p><text:p><text:span text:style-name="T72">Last updated: Tue Nov 15 16:36:45 2016</text:span><text:span text:style-name="T72"><text:tab/></text:span><text:span text:style-name="T72"><text:tab/></text:span><text:span text:style-name="T72">Last change: Tue Nov 15 16:36:06 2016 by root via cibadmin on sony02</text:span></text:p><text:p><text:span text:style-name="T72">Stack: corosync</text:span></text:p><text:p><text:span text:style-name="T72">Current DC: sony01 (version 1.1.13-10.el7_2.4-44eb2dd) - partition with quorum</text:span></text:p><text:p><text:span text:style-name="T72">2 nodes and 1 resource configured</text:span></text:p></draw:text-box></draw:frame><text:span text:style-name="Emphasis"/></text:p>
      <text:p text:style-name="P59"><text:span text:style-name="Emphasis"/></text:p>
      <text:p text:style-name="Text_20_body"><text:span text:style-name="Emphasis"/></text:p>
      <text:p text:style-name="Text_20_body"><draw:frame text:anchor-type="paragraph" draw:z-index="25" draw:name="Forma1" draw:style-name="gr18" draw:text-style-name="P72" svg:width="15.77cm" svg:height="6.088cm" svg:x="1.385cm" svg:y="0.09cm"><draw:text-box><text:p><text:span text:style-name="T72">Online: [ sony01 sony02 ]</text:span></text:p><text:p><text:span text:style-name="T72"/></text:p><text:p><text:span text:style-name="T72">Full list of resources:</text:span></text:p><text:p><text:span text:style-name="T72"/></text:p><text:p><text:span text:style-name="T72"><text:s/></text:span><text:span text:style-name="T72">ClusterIP</text:span><text:span text:style-name="T72"><text:tab/></text:span><text:span text:style-name="T72">(ocf::heartbeat:IPaddr2):</text:span><text:span text:style-name="T72"><text:tab/></text:span><text:span text:style-name="T72">Started sony01</text:span></text:p><text:p><text:span text:style-name="T72"/></text:p><text:p><text:span text:style-name="T72">PCSD Status:</text:span></text:p><text:p><text:span text:style-name="T72"><text:s text:c="2"/></text:span><text:span text:style-name="T72">sony01: Online</text:span></text:p><text:p><text:span text:style-name="T72"><text:s text:c="2"/></text:span><text:span text:style-name="T72">sony02: Online</text:span></text:p><text:p><text:span text:style-name="T72"/></text:p><text:p><text:span text:style-name="T72">Daemon Status:</text:span></text:p><text:p><text:span text:style-name="T72"><text:s text:c="2"/></text:span><text:span text:style-name="T72">corosync: active/disabled</text:span></text:p><text:p><text:span text:style-name="T72"><text:s text:c="2"/></text:span><text:span text:style-name="T72">pacemaker: active/disabled</text:span></text:p><text:p><text:span text:style-name="T72"><text:s text:c="2"/></text:span><text:span text:style-name="T72">pcsd: active/enabled</text:span></text:p><text:p><text:span text:style-name="T72"/></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0"><text:span text:style-name="Emphasis"><text:span text:style-name="T64">Nota: Al ejecutar el comando [root@sony01 ~]#</text:span></text:span><text:span text:style-name="Emphasis"><text:span text:style-name="T31"> pcs resource agents ocf:heartbeat</text:span></text:span><text:span text:style-name="Emphasis"><text:span text:style-name="T65">, nos devuelve el listado de scrips que maneja el standar ocf y son necesario para administrar los recursos a compartir. En caso de error, revisar si existe en este listado el recurso que queremos agregar.</text:span></text:span></text:p>
      <text:h text:style-name="P65" text:outline-level="2"><text:span text:style-name="Emphasis">3.1.1 – </text:span><text:span text:style-name="Emphasis"><text:span text:style-name="T67">Probar un failover</text:span></text:span></text:h>
      <text:p text:style-name="P60"><text:span text:style-name="Emphasis"><text:span text:style-name="T64">Para asegurar que esta funcionando la alta disponibilidad, primero verificamos donde esta el recurso y posteriormente damos la baja del nodo. En nuestro caso se encuentra en sony01</text:span></text:span></text:p>
      <text:p text:style-name="P61"><text:span text:style-name="Emphasis"><text:span text:style-name="T66">[root@sony01 ~]# ping -c 1 10.0.2.161</text:span></text:span></text:p>
      <text:p text:style-name="P61"><draw:frame text:anchor-type="paragraph" draw:z-index="27" draw:name="Forma1" draw:style-name="gr19" draw:text-style-name="P72" svg:width="15.77cm" svg:height="2.476cm" svg:x="1.385cm" svg:y="0.09cm"><draw:text-box><text:p><text:span text:style-name="T72">PING </text:span><text:span text:style-name="T72">10.0.2.161</text:span><text:span text:style-name="T72"> (</text:span><text:span text:style-name="T72">10.0.2.161</text:span><text:span text:style-name="T72">) 56(84) bytes of data.</text:span></text:p><text:p><text:span text:style-name="T72">64 bytes from 10.0.2.161: icmp_seq=1 ttl=64 time=0.058 ms</text:span></text:p><text:p><text:span text:style-name="T72"/></text:p><text:p><text:span text:style-name="T72">--- 192.168.0.203 ping statistics ---</text:span></text:p><text:p><text:span text:style-name="T72">1 packets transmitted, 1 received, 0% packet loss, time 0ms</text:span></text:p><text:p><text:span text:style-name="T72">rtt min/avg/max/mdev = 0.058/0.058/0.058/0.000 ms</text:span></text:p></draw:text-box></draw:frame><text:span text:style-name="Emphasis"/></text:p>
      <text:p text:style-name="P61"><text:span text:style-name="Emphasis"/></text:p>
      <text:p text:style-name="P61"><text:span text:style-name="Emphasis"/></text:p>
      <text:p text:style-name="P61"><text:span text:style-name="Emphasis"/></text:p>
      <text:p text:style-name="P61"><text:span text:style-name="Emphasis"/></text:p>
      <text:p text:style-name="P61"><text:span text:style-name="Emphasis"/></text:p>
      <text:p text:style-name="P61"><text:span text:style-name="Emphasis"/></text:p>
      <text:p text:style-name="P61"><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5T17:03:59.143182807</dc:date>
    <meta:editing-duration>PT18H7M25S</meta:editing-duration>
    <meta:editing-cycles>71</meta:editing-cycles>
    <meta:generator>LibreOffice/5.2.3.1$Linux_X86_64 LibreOffice_project/20m0$Build-1</meta:generator>
    <meta:document-statistic meta:table-count="1" meta:image-count="0" meta:object-count="0" meta:page-count="10" meta:paragraph-count="135" meta:word-count="1586" meta:character-count="10291" meta:non-whitespace-character-count="8798"/>
  </office:meta>
</office:document-meta>
</file>